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b22e" officeooo:paragraph-rsid="0000b22e"/>
    </style:style>
    <style:style style:name="P2" style:family="paragraph" style:parent-style-name="Standard">
      <style:text-properties fo:font-size="18pt" fo:language="en" fo:country="US" fo:font-weight="bold" officeooo:rsid="0000b22e" officeooo:paragraph-rsid="0000b22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language="en" fo:country="US" fo:font-weight="bold" officeooo:rsid="0002357a" officeooo:paragraph-rsid="0002357a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5pt" officeooo:paragraph-rsid="0000b22e" style:font-size-asian="15pt" style:font-size-complex="15pt"/>
    </style:style>
    <style:style style:name="P5" style:family="paragraph" style:parent-style-name="Standard">
      <style:text-properties fo:font-size="15pt" officeooo:rsid="0000b22e" officeooo:paragraph-rsid="0000b22e" style:font-size-asian="15pt" style:font-size-complex="15pt"/>
    </style:style>
    <style:style style:name="P6" style:family="paragraph" style:parent-style-name="Standard">
      <style:text-properties fo:font-size="15pt" officeooo:rsid="0002357a" officeooo:paragraph-rsid="0002357a" style:font-size-asian="15pt" style:font-size-complex="15pt"/>
    </style:style>
    <style:style style:name="P7" style:family="paragraph" style:parent-style-name="Standard">
      <style:text-properties fo:font-size="15pt" fo:language="en" fo:country="US" fo:font-weight="bold" officeooo:rsid="0002357a" officeooo:paragraph-rsid="0002357a" style:font-size-asian="15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b22e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3">Name : Panneerselvam N</text:span></text:p>
      <text:p text:style-name="P7"><text:tab/><text:tab/><text:tab/>Date : 24/06/2021</text:p>
      <text:p text:style-name="P2"/>
      <text:p text:style-name="P2">Task : Yolo v4 Repository Optimization</text:p>
      <text:p text:style-name="P1"/>
      <text:p text:style-name="P4"><text:span text:style-name="T2">Today I have studied three python files from yolo v4 repository .</text:span></text:p>
      <text:p text:style-name="P4"><text:span text:style-name="T2"/></text:p>
      <text:p text:style-name="P5"><text:span text:style-name="T1">1. Dataset.py</text:span></text:p>
      <text:p text:style-name="P5"><text:span text:style-name="T1">2. Train.py</text:span></text:p>
      <text:p text:style-name="P5"><text:span text:style-name="T1">3. Utils.py</text:span></text:p>
      <text:p text:style-name="P5"><text:span text:style-name="T1"/></text:p>
      <text:p text:style-name="P5"><text:span text:style-name="T1">Dataset.py file contains full of how dataset will loaded and pre-processed for yolo v4 model training.</text:span></text:p>
      <text:p text:style-name="P5"><text:span text:style-name="T1"/></text:p>
      <text:p text:style-name="P5"><text:span text:style-name="T1">First it will take annotation path as arguments and loaded image with corresponding annotations.</text:span></text:p>
      <text:p text:style-name="P5"><text:span text:style-name="T1"/></text:p>
      <text:p text:style-name="P6"><text:span text:style-name="T1">According to batch size , it loaded annotations and this will send to train.py file.</text:span></text:p>
      <text:p text:style-name="P6"><text:span text:style-name="T1"/></text:p>
      <text:p text:style-name="P6"><text:span text:style-name="T1">Train.py file is used for training and testing trained yolo v4 model.</text:span></text:p>
      <text:p text:style-name="P6"><text:span text:style-name="T1"/></text:p>
      <text:p text:style-name="P6"><text:span text:style-name="T1">First it will load the Yolo v4 architecture and applies pre-trained weights to its layers. After <text:s/>that , Frozen layer are identified and <text:s/>set it to non-trainable.</text:span></text:p>
      <text:p text:style-name="P6"><text:span text:style-name="T1"/></text:p>
      <text:p text:style-name="P6"><text:span text:style-name="T1">TensorFlow’s keras Input function is used to set input image size(416) <text:s/>and map the input and output tensors.</text:span></text:p>
      <text:p text:style-name="P6"><text:span text:style-name="T1"/></text:p>
      <text:p text:style-name="P6"><text:span text:style-name="T1">After the forward propagation, loss is calculated and optimized with optimizer. The predicted bounding box will be applied original image with help of detect.py.</text:span></text:p>
      <text:p text:style-name="P6"><text:span text:style-name="T1"/></text:p>
      <text:p text:style-name="P6"><text:span text:style-name="T1">Utils.py file contains some additionsl functions like IOU calculation , load cfg file , load weights etc.</text:span></text:p>
      <text:p text:style-name="P6"><text:span text:style-name="T1"/></text:p>
      <text:p text:style-name="P6"><text:a xlink:type="simple" xlink:href="https://github.com/theAIGuysCode/tensorflow-yolov4-tflite.git" text:style-name="Internet_20_link" text:visited-style-name="Visited_20_Internet_20_Link"><text:span text:style-name="T1">https://github.com/theAIGuysCode/tensorflow-yolov4-tflite.git</text:span></text:a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20:00:10.145417112</meta:creation-date>
    <dc:date>2021-06-24T20:25:31.840494069</dc:date>
    <meta:editing-duration>PT20S</meta:editing-duration>
    <meta:editing-cycles>1</meta:editing-cycles>
    <meta:document-statistic meta:table-count="0" meta:image-count="0" meta:object-count="0" meta:page-count="1" meta:paragraph-count="16" meta:word-count="175" meta:character-count="1132" meta:non-whitespace-character-count="964"/>
    <meta:generator>LibreOffice/6.4.7.2$Linux_X86_64 LibreOffice_project/40$Build-2</meta:generator>
  </office:meta>
</office:document-meta>
</file>